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English<text:tab/></text:p>
      <text:p text:style-name="P4">Language (s)<text:tab/><text:tab/><text:tab/><text:tab/><text:tab/>S. Binswanger<text:tab/><text:tab/><text:tab/><text:tab/><text:tab/></text:p>
      <text:p text:style-name="P4">Author of letter<text:tab/><text:tab/><text:tab/><text:tab/>Y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15 April 1872</text:p>
      <text:p text:style-name="P4">Month<text:tab/><text:tab/><text:tab/><text:tab/><text:tab/><text:tab/>April</text:p>
      <text:p text:style-name="P4">Year<text:tab/><text:tab/><text:tab/><text:tab/><text:tab/><text:tab/>1872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 <text:tab/>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Rev S Morais/</text:span></text:p>
      <text:p text:style-name="P2"><text:span text:style-name="T1"><text:tab/>Dear Sir,/</text:span></text:p>
      <text:p text:style-name="P2"><text:span text:style-name="T1"><text:tab/><text:tab/>You will/ please find receipt for Twenty/ dollars, from, an unknown/ friend received, from you to-day;/ You will please also accept my thanks/ for your donation of Five dollars,/ in memory of your dear Wife./</text:span></text:p>
      <text:p text:style-name="P2"><text:span text:style-name="T1"><text:tab/><text:tab/><text:tab/><text:tab/><text:tab/><text:tab/><text:tab/><text:tab/><text:tab/>S. Binswanger, Treasr/</text:span></text:p>
      <text:p text:style-name="P2"><text:span text:style-name="T1">Phila April 15(/)72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2:57:56</meta:creation-date>
    <dc:date>2009-05-13T13:03:46</dc:date>
    <dc:language>en-US</dc:language>
    <meta:editing-cycles>2</meta:editing-cycles>
    <meta:editing-duration>PT5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5" meta:word-count="211" meta:character-count="1570"/>
  </office:meta>
</office:document-meta>
</file>